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Times New Roman" fo:font-size="12pt" fo:language="ru" fo:country="RU" style:font-size-asian="12pt" style:font-size-complex="12pt"/>
    </style:style>
    <style:style style:name="T6" style:family="text">
      <style:text-properties style:font-name="Times New Roman" fo:font-size="12pt" fo:language="en" fo:country="US" style:font-size-asian="12pt" style:font-size-complex="12pt"/>
    </style:style>
    <style:style style:name="T7" style:family="text">
      <style:text-properties style:font-name="Times New Roman" fo:font-size="12pt" fo:language="de" fo:country="DE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ДК </text:p>
      <text:p text:style-name="P1">Григорьев С.В.(4 курс, каф Системного программирования, СПбГУ),</text:p>
      <text:p text:style-name="P1">Лукичёв А.С. к.ф.-м.н. доцент </text:p>
      <text:p text:style-name="P1"/>
      <text:p text:style-name="P4">ГЕНЕРАТОР СИНТАКСИЧЕСКИХ АНАЛИЗАТОРОВ. </text:p>
      <text:p text:style-name="P4"/>
      <text:p text:style-name="P5"><text:tab/>Целью работы является разработка генератора стнтаксических анализаторов для произвольных контекстно-свободных грамматик. <text:s/>Основной областью применнения данного инструмента является реинжиниринг программного обеспечения. Основной особенностью задач, решаемых при реинжиниринге, является то, что часто приходится рботать с устаревшими языками, которые имеют большое количество плохо специфицированных диалектов, что затрудняет зедание грамматики языка. Это накладывает на инстркмент дополнительные требования:</text:p>
      <text:list xml:id="list30585399" text:style-name="L1">
        <text:list-item>
          <text:p text:style-name="P6">Необходима поддержка произвольных (<text:span text:style-name="T4">в том числе неоднозначных</text:span>) контекстно-свободных грамматик, так как они являются наиболее распростронённым способом задания грамматик.</text:p>
        </text:list-item>
        <text:list-item>
          <text:p text:style-name="P6">Необходима поддержка расширенных регулярных выражений в правых частях правил, так как их применение очень распространено при формальном описании языков.</text:p>
        </text:list-item>
      </text:list>
      <text:p text:style-name="P5"/>
      <text:p text:style-name="P5"><text:tab/>Необходимость работы с неоднозначными КС грамматиками определило выбор <text:span text:style-name="T1">GLR </text:span>алгорима для<text:span text:style-name="T3"> анализа. </text:span><text:span text:style-name="T5">Работу алгоритма </text:span><text:span text:style-name="T6">GLR</text:span><text:span text:style-name="T5"> можно рассматривать как параллельное исполнение набора </text:span><text:span text:style-name="T6">LR</text:span><text:span text:style-name="T5">-анализаторов. При этом данный набор дополняется процедурой управления магазинами, оптимизирующей их представление путем «склеивания» и «расклеивания», что позволяет хранить и строить параллельные выводы в рамках одного </text:span><text:span text:style-name="T6">LR</text:span><text:span text:style-name="T5">-анализатора, лишь при возникновении конфликта добавляя параллельный анализатор. </text:span></text:p>
      <text:p text:style-name="P5"><text:span text:style-name="T3"><text:tab/></text:span><text:span text:style-name="T5">Оказалось, что весьма наглядно такой алгоритм может быть представлен в виде двух взаимно-рекурсивных функций (рекурсивно-восходящий алгоритм, </text:span><text:span text:style-name="T6">recursive</text:span><text:span text:style-name="T5"> </text:span><text:span text:style-name="T6">ascent</text:span><text:span text:style-name="T5">). <text:s/>При этом расклеивание естественным образом реализуется ветвлением в одной из функий, а склеивание — кешированием результатов.</text:span></text:p>
      <text:p text:style-name="P5"><text:span text:style-name="T5"><text:tab/>Реализация такого подхода на функциональном языке программирования очень наглядна. В этом случае магазины естественным образом заменяются на стек вызова функций, а <text:s/>кешированием результатов может быть реализовано с помощью замыкания. Поэтому в качестве языка реализации был выбран </text:span><text:span text:style-name="T7">F</text:span><text:span text:style-name="T6">#.</text:span></text:p>
      <text:p text:style-name="P5"><text:span text:style-name="T6"><text:tab/></text:span><text:span text:style-name="T5">Кроме этого </text:span><text:span text:style-name="T7">F</text:span><text:span text:style-name="T6"># </text:span><text:span text:style-name="T5">обладает рядом дополнительных особенностей, которые сильно упростили разработку.</text:span></text:p>
      <text:p text:style-name="P5"><text:tab/>В задачах, связанных с синтаксическим анализом, основными структурами данных являются деревья и списки. Так как F# реализует функциональную парадигму, то работа с такими структурами сильно упрощается. Код становится компактнее и надёжнее.</text:p>
      <text:p text:style-name="P5"><text:tab/>Важным является то, что так как F# полностью интегрирован в .NET, то в нём доступны все библиотеки платформы. Например, очень полезной оказалась библиотека System.Linq, так как она реализует очень широкий набор функцй, которые позволяют упростить работу со списками. В частности, System.Linq.Enumerable.GroupBy позволяет просто строить разбиение списков.</text:p>
      <text:p text:style-name="P5"><text:tab/>Дополнительным плюсом является то, что разработку на <text:span text:style-name="T1">F</text:span><text:span text:style-name="T2"># </text:span><text:span text:style-name="T3">можно вести в </text:span><text:span text:style-name="T1">Visual Studio, </text:span><text:span text:style-name="T3">что делает процесс прощ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7T11:41:18</dc:date>
    <dc:creator>Semen Grigorev</dc:creator>
    <meta:generator>OpenOffice.org/3.0$Win32 OpenOffice.org_project/300m15$Build-9379</meta:generator>
    <meta:editing-duration>PT05H07M36S</meta:editing-duration>
    <meta:editing-cycles>15</meta:editing-cycles>
    <meta:document-statistic meta:table-count="0" meta:image-count="0" meta:object-count="0" meta:page-count="1" meta:paragraph-count="14" meta:word-count="338" meta:character-count="2819"/>
    <meta:user-defined meta:name="Поле 1"/>
    <meta:user-defined meta:name="Поле 2"/>
    <meta:user-defined meta:name="Поле 3"/>
    <meta:user-defined meta:name="Поле 4"/>
  </office:meta>
</office:document-meta>
</file>